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4650000272A0000272A480B8B40D2D26D42.svg" manifest:media-type="image/svg+xml"/>
  <manifest:file-entry manifest:full-path="Pictures/100002010000018F0000018F8DB732B334F65077.png" manifest:media-type="image/png"/>
  <manifest:file-entry manifest:full-path="Pictures/100002010000018F0000018FA2BBCA1701505188.png" manifest:media-type="image/png"/>
  <manifest:file-entry manifest:full-path="Pictures/100004650000272A0000272AC15B43764E9FA138.svg" manifest:media-type="image/svg+xml"/>
  <manifest:file-entry manifest:full-path="Pictures/100004650000272A0000272AA23643C244A06B1B.svg" manifest:media-type="image/svg+xml"/>
  <manifest:file-entry manifest:full-path="Pictures/100004650000272A0000272A1F2BC296195DD4FE.svg" manifest:media-type="image/svg+xml"/>
  <manifest:file-entry manifest:full-path="Pictures/100004650000272A0000272AC95408E1E687A655.svg" manifest:media-type="image/svg+xml"/>
  <manifest:file-entry manifest:full-path="Pictures/100002010000018F0000018F833242B07E97245C.png" manifest:media-type="image/png"/>
  <manifest:file-entry manifest:full-path="Pictures/100002010000018F0000018F22C318462098BC07.png" manifest:media-type="image/png"/>
  <manifest:file-entry manifest:full-path="Pictures/100004650000272A0000272A3272B47F7E847FF8.svg" manifest:media-type="image/svg+xml"/>
  <manifest:file-entry manifest:full-path="Pictures/100004650000272A0000272ADC0887EE7E6C1EED.svg" manifest:media-type="image/svg+xml"/>
  <manifest:file-entry manifest:full-path="Pictures/100002010000018F0000018F32DD151856498646.png" manifest:media-type="image/png"/>
  <manifest:file-entry manifest:full-path="Pictures/100002010000018F0000018F0CDD8B713B6162FE.png" manifest:media-type="image/png"/>
  <manifest:file-entry manifest:full-path="Pictures/100004650000272A0000272A2A3CF048E214C840.svg" manifest:media-type="image/svg+xml"/>
  <manifest:file-entry manifest:full-path="Pictures/100002010000018F0000018F7BFEB3024AAFA018.png" manifest:media-type="image/png"/>
  <manifest:file-entry manifest:full-path="Pictures/100002010000018F0000018F53D5A39432F7D1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261f" officeooo:paragraph-rsid="0001261f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9472in" svg:height="3.9472in" draw:z-index="0"><draw:image xlink:href="Pictures/100004650000272A0000272ADC0887EE7E6C1EED.svg" xlink:type="simple" xlink:show="embed" xlink:actuate="onLoad" loext:mime-type="image/svg+xml"/><draw:image xlink:href="Pictures/100002010000018F0000018F22C318462098BC07.png" xlink:type="simple" xlink:show="embed" xlink:actuate="onLoad"/></draw:frame><draw:frame draw:style-name="fr2" draw:name="Image2" text:anchor-type="paragraph" svg:x="1.3835in" svg:y="6.1098in" svg:width="3.9472in" svg:height="3.9472in" draw:z-index="1"><draw:image xlink:href="Pictures/100004650000272A0000272A2A3CF048E214C840.svg" xlink:type="simple" xlink:show="embed" xlink:actuate="onLoad" loext:mime-type="image/svg+xml"/><draw:image xlink:href="Pictures/100002010000018F0000018F32DD1518564986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=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=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paragraph" svg:width="3.9472in" svg:height="3.9472in" draw:z-index="2"><draw:image xlink:href="Pictures/100004650000272A0000272A3272B47F7E847FF8.svg" xlink:type="simple" xlink:show="embed" xlink:actuate="onLoad" loext:mime-type="image/svg+xml"/><draw:image xlink:href="Pictures/100002010000018F0000018F53D5A39432F7D1F2.png" xlink:type="simple" xlink:show="embed" xlink:actuate="onLoad"/></draw:frame><draw:frame draw:style-name="fr2" draw:name="Image4" text:anchor-type="paragraph" svg:x="1.3728in" svg:y="6.1291in" svg:width="3.9472in" svg:height="3.9472in" draw:z-index="3"><draw:image xlink:href="Pictures/100004650000272A0000272AC95408E1E687A655.svg" xlink:type="simple" xlink:show="embed" xlink:actuate="onLoad" loext:mime-type="image/svg+xml"/><draw:image xlink:href="Pictures/100002010000018F0000018F7BFEB3024AAFA0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d=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=3</text:p>
      <text:p text:style-name="P1"/>
      <text:p text:style-name="P2"><draw:frame draw:style-name="fr1" draw:name="Image5" text:anchor-type="paragraph" svg:width="3.9472in" svg:height="3.9472in" draw:z-index="4"><draw:image xlink:href="Pictures/100004650000272A0000272AA23643C244A06B1B.svg" xlink:type="simple" xlink:show="embed" xlink:actuate="onLoad" loext:mime-type="image/svg+xml"/><draw:image xlink:href="Pictures/100002010000018F0000018F833242B07E97245C.png" xlink:type="simple" xlink:show="embed" xlink:actuate="onLoad"/></draw:frame><draw:frame draw:style-name="fr2" draw:name="Image6" text:anchor-type="paragraph" svg:x="1.3728in" svg:y="6.1882in" svg:width="3.9472in" svg:height="3.9472in" draw:z-index="5"><draw:image xlink:href="Pictures/100004650000272A0000272A1F2BC296195DD4FE.svg" xlink:type="simple" xlink:show="embed" xlink:actuate="onLoad" loext:mime-type="image/svg+xml"/><draw:image xlink:href="Pictures/100002010000018F0000018FA2BBCA1701505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d=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=5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7" text:anchor-type="paragraph" svg:width="3.9472in" svg:height="3.9472in" draw:z-index="6"><draw:image xlink:href="Pictures/100004650000272A0000272AC15B43764E9FA138.svg" xlink:type="simple" xlink:show="embed" xlink:actuate="onLoad" loext:mime-type="image/svg+xml"/><draw:image xlink:href="Pictures/100002010000018F0000018F8DB732B334F65077.png" xlink:type="simple" xlink:show="embed" xlink:actuate="onLoad"/></draw:frame><draw:frame draw:style-name="fr2" draw:name="Image8" text:anchor-type="paragraph" svg:x="1.3728in" svg:y="6.1681in" svg:width="3.9472in" svg:height="3.9472in" draw:z-index="7"><draw:image xlink:href="Pictures/100004650000272A0000272A480B8B40D2D26D42.svg" xlink:type="simple" xlink:show="embed" xlink:actuate="onLoad" loext:mime-type="image/svg+xml"/><draw:image xlink:href="Pictures/100002010000018F0000018F0CDD8B713B6162F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d=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=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8:36:26.674013442</meta:creation-date>
    <dc:date>2021-12-07T18:43:08.766831643</dc:date>
    <meta:editing-duration>PT6M42S</meta:editing-duration>
    <meta:editing-cycles>1</meta:editing-cycles>
    <meta:document-statistic meta:table-count="0" meta:image-count="8" meta:object-count="0" meta:page-count="4" meta:paragraph-count="8" meta:word-count="8" meta:character-count="32" meta:non-whitespace-character-count="32"/>
    <meta:generator>LibreOffice/6.0.7.3$Linux_X86_64 LibreOffice_project/00m0$Build-3</meta:generator>
  </office:meta>
</office:document-meta>
</file>